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076cm" draw:marker-end="Arrow" draw:marker-end-width="0.076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728cm" svg:height="0.579cm" svg:x="1.747cm" svg:y="2.5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1.401cm" svg:height="0.579cm" svg:x="2.838cm" svg:y="1.80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0.663cm" svg:height="0.58cm" svg:x="2.576cm" svg:y="1.01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2" draw:text-style-name="P1" draw:id="id1" draw:layer="layout" svg:x1="0.648cm" svg:y1="1.687cm" svg:x2="3.249cm" svg:y2="1.689cm">
          <draw:glue-point draw:id="4" svg:x="-0.941cm" svg:y="0cm"/>
          <draw:glue-point draw:id="5" svg:x="-3.229cm" svg:y="5cm"/>
          <draw:glue-point draw:id="6" svg:x="-2.095cm" svg:y="0cm"/>
          <text:p/>
        </draw:line>
        <draw:frame draw:style-name="gr1" draw:layer="layout" svg:width="0.567cm" svg:height="0.579cm" svg:x="0.877cm" svg:y="2.29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2" draw:text-style-name="P1" draw:id="id3" draw:layer="layout" svg:x1="0.658cm" svg:y1="1.695cm" svg:x2="1.545cm" svg:y2="2.582cm">
          <draw:glue-point draw:id="4" svg:x="-1.409cm" svg:y="-1.33cm"/>
          <text:p/>
        </draw:line>
        <draw:line draw:style-name="gr2" draw:text-style-name="P1" draw:layer="layout" svg:x1="2.36cm" svg:y1="2.578cm" svg:x2="3.247cm" svg:y2="1.691cm">
          <text:p/>
        </draw:line>
        <draw:line draw:style-name="gr2" draw:text-style-name="P1" draw:id="id2" draw:layer="layout" svg:x1="0.65cm" svg:y1="1.687cm" svg:x2="2.36cm" svg:y2="2.577cm">
          <draw:glue-point draw:id="4" svg:x="-2.079cm" svg:y="-2.118cm"/>
          <draw:glue-point draw:id="5" svg:x="-0.793cm" svg:y="-0.794cm"/>
          <text:p/>
        </draw:line>
        <draw:frame draw:style-name="gr1" draw:layer="layout" svg:width="0.509cm" svg:height="0.469cm" svg:x="0.478cm" svg:y="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476cm" svg:height="0.469cm" svg:x="1.396cm" svg:y="1.62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0.728cm" svg:height="0.579cm" svg:x="6.934cm" svg:y="2.52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1.401cm" svg:height="0.579cm" svg:x="7.092cm" svg:y="1.46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layer="layout" svg:width="0.663cm" svg:height="0.58cm" svg:x="6.092cm" svg:y="1.03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2" draw:text-style-name="P1" draw:id="id4" draw:layer="layout" svg:x1="4.247cm" svg:y1="1.676cm" svg:x2="6.848cm" svg:y2="1.678cm">
          <draw:glue-point draw:id="4" svg:x="-2.833cm" svg:y="-5cm"/>
          <draw:glue-point draw:id="5" svg:x="-0.534cm" svg:y="-5cm"/>
          <draw:glue-point draw:id="6" svg:x="-1.157cm" svg:y="10cm"/>
          <text:p/>
        </draw:line>
        <draw:frame draw:style-name="gr1" draw:layer="layout" svg:width="0.567cm" svg:height="0.579cm" svg:x="4.878cm" svg:y="0.26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2" draw:text-style-name="P1" draw:id="id6" draw:layer="layout" svg:x1="4.245cm" svg:y1="1.68cm" svg:x2="5.132cm" svg:y2="0.793cm">
          <draw:glue-point draw:id="4" svg:x="2.739cm" svg:y="-2.717cm"/>
          <draw:glue-point draw:id="5" svg:x="-0.372cm" svg:y="0.462cm"/>
          <text:p/>
        </draw:line>
        <draw:line draw:style-name="gr2" draw:text-style-name="P1" draw:layer="layout" svg:x1="7.717cm" svg:y1="2.554cm" svg:x2="6.83cm" svg:y2="1.667cm">
          <text:p/>
        </draw:line>
        <draw:line draw:style-name="gr2" draw:text-style-name="P1" draw:id="id5" draw:layer="layout" svg:x1="4.249cm" svg:y1="1.676cm" svg:x2="7.721cm" svg:y2="2.555cm">
          <draw:glue-point draw:id="4" svg:x="-1.957cm" svg:y="-1.97cm"/>
          <text:p/>
        </draw:line>
        <draw:frame draw:style-name="gr1" draw:layer="layout" svg:width="0.509cm" svg:height="0.469cm" svg:x="4.727cm" svg:y="1.07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layer="layout" svg:width="0.476cm" svg:height="0.469cm" svg:x="5.374cm" svg:y="1.5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onnector draw:style-name="gr3" draw:text-style-name="P1" draw:layer="layout" draw:type="curve" draw:line-skew="0.897cm" svg:x1="1.404cm" svg:y1="1.688cm" svg:x2="1.37cm" svg:y2="2.062cm" draw:start-shape="id1" draw:start-glue-point="6" draw:end-shape="id2" draw:end-glue-point="5" svg:d="m1404 1688c0 519-34 332-34 374">
          <text:p/>
        </draw:connector>
        <draw:connector draw:style-name="gr3" draw:text-style-name="P1" draw:layer="layout" draw:type="curve" draw:line-skew="0.856cm 0.657cm" svg:x1="0.977cm" svg:y1="2.021cm" svg:x2="1.101cm" svg:y2="1.695cm" draw:start-shape="id3" draw:start-glue-point="4" draw:end-shape="id3" draw:end-glue-point="0" svg:d="m977 2021c54 0 45-85 62-108s62 16 62-218">
          <text:p/>
        </draw:connector>
        <draw:connector draw:style-name="gr3" draw:text-style-name="P1" draw:layer="layout" draw:type="curve" draw:line-skew="-0.469cm 1.558cm 0.776cm" svg:x1="5.247cm" svg:y1="1.678cm" svg:x2="5.306cm" svg:y2="1.942cm" draw:start-shape="id4" draw:start-glue-point="6" draw:end-shape="id5" draw:end-glue-point="4" svg:d="m5247 1678c0 123 57 82 57 153s2 51 2 111">
          <text:p/>
        </draw:connector>
        <draw:connector draw:style-name="gr3" draw:text-style-name="P1" draw:layer="layout" draw:type="curve" draw:line-skew="1.268cm 1.022cm -0.835cm" svg:x1="4.811cm" svg:y1="1.676cm" svg:x2="4.656cm" svg:y2="1.276cm" draw:start-shape="id4" draw:start-glue-point="4" draw:end-shape="id6" draw:end-glue-point="5" svg:d="m4811 1676c0-172-45-115-45-222s-110-73-110-178">
          <text:p/>
        </draw:connector>
        <draw:frame draw:style-name="gr4" draw:text-style-name="P2" draw:layer="layout" svg:width="1.078cm" svg:height="0.911cm" svg:x="2.411cm" svg:y="2.882cm">
          <draw:text-box>
            <text:p><text:span text:style-name="T1">الف</text:span></text:p>
          </draw:text-box>
        </draw:frame>
        <draw:frame draw:style-name="gr4" draw:text-style-name="P2" draw:layer="layout" svg:width="0.714cm" svg:height="0.911cm" svg:x="4.477cm" svg:y="2.806cm">
          <draw:text-box>
            <text:p><text:span text:style-name="T1">با</text:span></text:p>
          </draw:text-box>
        </draw:frame>
        <draw:frame draw:style-name="gr4" draw:text-style-name="P2" draw:layer="layout" svg:width="1.848cm" svg:height="0.911cm" svg:x="0.577cm" svg:y="0.146cm">
          <draw:text-box>
            <text:p><text:span text:style-name="T1">زاویہ بعید</text:span></text:p>
          </draw:text-box>
        </draw:frame>
        <draw:frame draw:style-name="gr4" draw:text-style-name="P2" draw:layer="layout" svg:width="1.764cm" svg:height="0.911cm" svg:x="6.455cm" svg:y="0.102cm">
          <draw:text-box>
            <text:p><text:span text:style-name="T1">زاویہ قبل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E</math:mi>
        <math:mi math:fontstyle="italic">af</math:mi>
      </math:msub>
      <math:mo math:stretchy="false">ˆ</math:mo>
    </math:mover>
    <math:annotation math:encoding="StarMath 5.0">hat E_af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a</math:mi>
      </math:msub>
      <math:mo math:stretchy="false">ˆ</math:mo>
    </math:mover>
    <math:annotation math:encoding="StarMath 5.0">hat I_a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o math:stretchy="false">φ</math:mo>
    <math:annotation math:encoding="StarMath 5.0">%phi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o math:stretchy="false">σ</math:mo>
    <math:annotation math:encoding="StarMath 5.0">%sigma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 math:stretchy="false">φ</math:mo>
    <math:annotation math:encoding="StarMath 5.0">%phi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 math:stretchy="false">σ</math:mo>
    <math:annotation math:encoding="StarMath 5.0">%sigma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E</math:mi>
        <math:mi math:fontstyle="italic">af</math:mi>
      </math:msub>
      <math:mo math:stretchy="false">ˆ</math:mo>
    </math:mover>
    <math:annotation math:encoding="StarMath 5.0">hat E_af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j</math:mi>
      <math:mover math:accent="true">
        <math:msub>
          <math:mi>I</math:mi>
          <math:mi>a</math:mi>
        </math:msub>
        <math:mo math:stretchy="false">ˆ</math:mo>
      </math:mover>
      <math:msub>
        <math:mi>X</math:mi>
        <math:mi>s</math:mi>
      </math:msub>
    </math:mrow>
    <math:annotation math:encoding="StarMath 5.0">j { hat {I_a}} X_s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V</math:mi>
        <math:mi>a</math:mi>
      </math:msub>
      <math:mo math:stretchy="false">ˆ</math:mo>
    </math:mover>
    <math:annotation math:encoding="StarMath 5.0">hat V_a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j</math:mi>
      <math:mover math:accent="true">
        <math:msub>
          <math:mi>I</math:mi>
          <math:mi>a</math:mi>
        </math:msub>
        <math:mo math:stretchy="false">ˆ</math:mo>
      </math:mover>
      <math:msub>
        <math:mi>X</math:mi>
        <math:mi>s</math:mi>
      </math:msub>
    </math:mrow>
    <math:annotation math:encoding="StarMath 5.0">j { hat {I_a}} X_s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V</math:mi>
        <math:mi>a</math:mi>
      </math:msub>
      <math:mo math:stretchy="false">ˆ</math:mo>
    </math:mover>
    <math:annotation math:encoding="StarMath 5.0">hat V_a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a</math:mi>
      </math:msub>
      <math:mo math:stretchy="false">ˆ</math:mo>
    </math:mover>
    <math:annotation math:encoding="StarMath 5.0">hat I_a</math:annotation>
  </math:semantics>
</math:math>
</file>